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ient Interview 1 (Thursday 10 October , 10am)</text:p>
      <text:p text:style-name="Standard"/>
      <text:p text:style-name="Standard">Subject: Dr Catherine R Hankey. Senior Lecturer and Researcher in Human Nutrition, University of Glasgow.</text:p>
      <text:p text:style-name="Standard"/>
      <text:p text:style-name="Standard">Key Points:</text:p>
      <text:list xml:id="list1148013975" text:style-name="L2">
        <text:list-item>
          <text:p text:style-name="P1">Check out Food Standards Agency Scotland's Balanced Plate project</text:p>
        </text:list-item>
        <text:list-item>
          <text:p text:style-name="P1">Eat Well Everyday Project</text:p>
        </text:list-item>
        <text:list-item>
          <text:p text:style-name="P1">Research WinDiets and other commercial products.</text:p>
        </text:list-item>
        <text:list-item>
          <text:p text:style-name="P1">FSA provide an Eat Well report: give some insight into nutritional requirements.</text:p>
        </text:list-item>
        <text:list-item>
          <text:p text:style-name="P1">SACN: major institution about nutritional info.</text:p>
        </text:list-item>
        <text:list-item>
          <text:p text:style-name="P1">Consider waist circumference and BMI as goal tracking devices.</text:p>
        </text:list-item>
        <text:list-item>
          <text:p text:style-name="P1">Look up guids on standard food portion sizes: gives some idea as to what the average serving of a given food i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</meta:initial-creator>
    <meta:creation-date>2013-10-12T15:35:45</meta:creation-date>
    <dc:date>2013-10-12T15:44:23</dc:date>
    <dc:creator>Michael </dc:creator>
    <meta:editing-duration>P0D</meta:editing-duration>
    <meta:editing-cycles>1</meta:editing-cycles>
    <meta:document-statistic meta:table-count="0" meta:image-count="0" meta:object-count="0" meta:page-count="1" meta:paragraph-count="10" meta:word-count="100" meta:character-count="609" meta:non-whitespace-character-count="526"/>
    <meta:generator>LibreOffice/3.5$Linux_X86_64 LibreOffice_project/350m1$Build-2</meta:generator>
  </office:meta>
</office:document-meta>
</file>